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c06" officeooo:paragraph-rsid="001e2c06"/>
    </style:style>
    <style:style style:name="P2" style:family="paragraph" style:parent-style-name="Standard">
      <style:paragraph-properties fo:text-align="justify" style:justify-single-word="false"/>
      <style:text-properties officeooo:rsid="001a0f44" officeooo:paragraph-rsid="001a0f44"/>
    </style:style>
    <style:style style:name="P3" style:family="paragraph" style:parent-style-name="Standard">
      <style:paragraph-properties fo:text-align="justify" style:justify-single-word="false"/>
      <style:text-properties officeooo:rsid="002da96d" officeooo:paragraph-rsid="002da96d"/>
    </style:style>
    <style:style style:name="P4" style:family="paragraph" style:parent-style-name="Standard">
      <style:paragraph-properties fo:text-align="justify" style:justify-single-word="false"/>
      <style:text-properties officeooo:rsid="001bc55f" officeooo:paragraph-rsid="001bc55f"/>
    </style:style>
    <style:style style:name="P5" style:family="paragraph" style:parent-style-name="Standard">
      <style:paragraph-properties fo:text-align="justify" style:justify-single-word="false"/>
      <style:text-properties officeooo:rsid="002e10b1" officeooo:paragraph-rsid="0032b07c"/>
    </style:style>
    <style:style style:name="P6" style:family="paragraph" style:parent-style-name="Standard">
      <style:paragraph-properties fo:text-align="justify" style:justify-single-word="false"/>
      <style:text-properties officeooo:rsid="001c5554" officeooo:paragraph-rsid="001c5554"/>
    </style:style>
    <style:style style:name="P7" style:family="paragraph" style:parent-style-name="Standard">
      <style:paragraph-properties fo:text-align="justify" style:justify-single-word="false"/>
      <style:text-properties officeooo:rsid="001d3641" officeooo:paragraph-rsid="001d3641"/>
    </style:style>
    <style:style style:name="P8" style:family="paragraph" style:parent-style-name="Standard">
      <style:paragraph-properties fo:text-align="justify" style:justify-single-word="false"/>
      <style:text-properties officeooo:rsid="001e2c06" officeooo:paragraph-rsid="004e5ed2"/>
    </style:style>
    <style:style style:name="P9" style:family="paragraph" style:parent-style-name="Standard">
      <style:paragraph-properties fo:text-align="justify" style:justify-single-word="false"/>
      <style:text-properties officeooo:rsid="001e2c06" officeooo:paragraph-rsid="003b1b6b"/>
    </style:style>
    <style:style style:name="P10" style:family="paragraph" style:parent-style-name="Standard">
      <style:paragraph-properties fo:text-align="justify" style:justify-single-word="false"/>
      <style:text-properties officeooo:rsid="001e2c06" officeooo:paragraph-rsid="003f8a95"/>
    </style:style>
    <style:style style:name="P11" style:family="paragraph" style:parent-style-name="Standard">
      <style:paragraph-properties fo:text-align="justify" style:justify-single-word="false"/>
      <style:text-properties fo:font-style="normal" officeooo:rsid="0021903f" officeooo:paragraph-rsid="001e2c06" style:font-style-asian="normal" style:font-style-complex="normal"/>
    </style:style>
    <style:style style:name="P12" style:family="paragraph" style:parent-style-name="Standard">
      <style:paragraph-properties fo:text-align="justify" style:justify-single-word="false"/>
      <style:text-properties fo:font-style="normal" officeooo:rsid="0023a957" officeooo:paragraph-rsid="0023a957" style:font-style-asian="normal" style:font-style-complex="normal"/>
    </style:style>
    <style:style style:name="P13" style:family="paragraph" style:parent-style-name="Standard">
      <style:paragraph-properties fo:text-align="justify" style:justify-single-word="false"/>
      <style:text-properties fo:font-style="normal" officeooo:rsid="00258550" officeooo:paragraph-rsid="0023a957" style:font-style-asian="normal" style:font-style-complex="normal"/>
    </style:style>
    <style:style style:name="P14" style:family="paragraph" style:parent-style-name="Standard">
      <style:paragraph-properties fo:text-align="justify" style:justify-single-word="false">
        <style:tab-stops>
          <style:tab-stop style:position="10.118cm"/>
        </style:tab-stops>
      </style:paragraph-properties>
      <style:text-properties fo:font-style="normal" officeooo:rsid="002a98a6" officeooo:paragraph-rsid="004dfe28" style:font-style-asian="normal" style:font-style-complex="normal"/>
    </style:style>
    <style:style style:name="P15" style:family="paragraph" style:parent-style-name="Standard">
      <style:paragraph-properties fo:text-align="justify" style:justify-single-word="false"/>
      <style:text-properties officeooo:rsid="0023a957" officeooo:paragraph-rsid="0023a957"/>
    </style:style>
    <style:style style:name="P16" style:family="paragraph" style:parent-style-name="Standard">
      <style:paragraph-properties fo:text-align="justify" style:justify-single-word="false">
        <style:tab-stops>
          <style:tab-stop style:position="10.118cm"/>
        </style:tab-stops>
      </style:paragraph-properties>
      <style:text-properties officeooo:rsid="00258550" officeooo:paragraph-rsid="004dfe28"/>
    </style:style>
    <style:style style:name="P17" style:family="paragraph" style:parent-style-name="Standard">
      <style:paragraph-properties fo:text-align="justify" style:justify-single-word="false">
        <style:tab-stops>
          <style:tab-stop style:position="10.118cm"/>
        </style:tab-stops>
      </style:paragraph-properties>
      <style:text-properties officeooo:rsid="0053f0e2" officeooo:paragraph-rsid="0053f0e2"/>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style:style style:name="T4" style:family="text">
      <style:text-properties officeooo:rsid="001f9d06"/>
    </style:style>
    <style:style style:name="T5" style:family="text">
      <style:text-properties fo:font-style="italic" officeooo:rsid="001f9d06" style:font-style-asian="italic" style:font-style-complex="italic"/>
    </style:style>
    <style:style style:name="T6" style:family="text">
      <style:text-properties fo:font-style="italic" officeooo:rsid="001bd29a" style:font-style-asian="italic" style:font-style-complex="italic"/>
    </style:style>
    <style:style style:name="T7" style:family="text">
      <style:text-properties fo:font-style="italic" officeooo:rsid="00258550" style:font-style-asian="italic" style:font-style-complex="italic"/>
    </style:style>
    <style:style style:name="T8" style:family="text">
      <style:text-properties fo:font-style="italic" officeooo:rsid="0025ed9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520da" style:font-style-asian="normal" style:font-style-complex="normal"/>
    </style:style>
    <style:style style:name="T11" style:family="text">
      <style:text-properties fo:font-style="normal" officeooo:rsid="00258550" style:font-style-asian="normal" style:font-style-complex="normal"/>
    </style:style>
    <style:style style:name="T12" style:family="text">
      <style:text-properties fo:font-style="normal" officeooo:rsid="002a98a6" style:font-style-asian="normal" style:font-style-complex="normal"/>
    </style:style>
    <style:style style:name="T13" style:family="text">
      <style:text-properties fo:font-style="normal" officeooo:rsid="00471d39" style:font-style-asian="normal" style:font-style-complex="normal"/>
    </style:style>
    <style:style style:name="T14" style:family="text">
      <style:text-properties fo:font-style="normal" officeooo:rsid="0047b8fe" style:font-style-asian="normal" style:font-style-complex="normal"/>
    </style:style>
    <style:style style:name="T15" style:family="text">
      <style:text-properties fo:font-style="normal" officeooo:rsid="00495af1" style:font-style-asian="normal" style:font-style-complex="normal"/>
    </style:style>
    <style:style style:name="T16" style:family="text">
      <style:text-properties fo:font-style="normal" officeooo:rsid="0049e2c5" style:font-style-asian="normal" style:font-style-complex="normal"/>
    </style:style>
    <style:style style:name="T17" style:family="text">
      <style:text-properties fo:font-style="normal" officeooo:rsid="004a688e" style:font-style-asian="normal" style:font-style-complex="normal"/>
    </style:style>
    <style:style style:name="T18" style:family="text">
      <style:text-properties fo:font-style="normal" officeooo:rsid="004b400a" style:font-style-asian="normal" style:font-style-complex="normal"/>
    </style:style>
    <style:style style:name="T19" style:family="text">
      <style:text-properties fo:font-style="normal" officeooo:rsid="004b57fd" style:font-style-asian="normal" style:font-style-complex="normal"/>
    </style:style>
    <style:style style:name="T20" style:family="text">
      <style:text-properties fo:font-style="normal" officeooo:rsid="004cdf50" style:font-style-asian="normal" style:font-style-complex="normal"/>
    </style:style>
    <style:style style:name="T21" style:family="text">
      <style:text-properties fo:font-style="normal" officeooo:rsid="002b3075" style:font-style-asian="normal" style:font-style-complex="normal"/>
    </style:style>
    <style:style style:name="T22" style:family="text">
      <style:text-properties fo:font-style="normal" officeooo:rsid="0025ed9c" style:font-style-asian="normal" style:font-style-complex="normal"/>
    </style:style>
    <style:style style:name="T23" style:family="text">
      <style:text-properties fo:font-style="normal" officeooo:rsid="002be92b" style:font-style-asian="normal" style:font-style-complex="normal"/>
    </style:style>
    <style:style style:name="T24" style:family="text">
      <style:text-properties fo:font-style="normal" officeooo:rsid="004dfe28" style:font-style-asian="normal" style:font-style-complex="normal"/>
    </style:style>
    <style:style style:name="T25" style:family="text">
      <style:text-properties fo:font-style="normal" officeooo:rsid="004eef53" style:font-style-asian="normal" style:font-style-complex="normal"/>
    </style:style>
    <style:style style:name="T26" style:family="text">
      <style:text-properties fo:font-style="normal" officeooo:rsid="0052a31d" style:font-style-asian="normal" style:font-style-complex="normal"/>
    </style:style>
    <style:style style:name="T27" style:family="text">
      <style:text-properties fo:font-style="normal" officeooo:rsid="00541c74" style:font-style-asian="normal" style:font-style-complex="normal"/>
    </style:style>
    <style:style style:name="T28" style:family="text">
      <style:text-properties officeooo:rsid="002da96d"/>
    </style:style>
    <style:style style:name="T29" style:family="text">
      <style:text-properties officeooo:rsid="002e10b1"/>
    </style:style>
    <style:style style:name="T30" style:family="text">
      <style:text-properties officeooo:rsid="002fa6b2"/>
    </style:style>
    <style:style style:name="T31" style:family="text">
      <style:text-properties officeooo:rsid="001e2c06"/>
    </style:style>
    <style:style style:name="T32" style:family="text">
      <style:text-properties officeooo:rsid="0030740f"/>
    </style:style>
    <style:style style:name="T33" style:family="text">
      <style:text-properties officeooo:rsid="0031f89b"/>
    </style:style>
    <style:style style:name="T34" style:family="text">
      <style:text-properties officeooo:rsid="00321f9f"/>
    </style:style>
    <style:style style:name="T35" style:family="text">
      <style:text-properties officeooo:rsid="0032b07c"/>
    </style:style>
    <style:style style:name="T36" style:family="text">
      <style:text-properties officeooo:rsid="0033b7ef"/>
    </style:style>
    <style:style style:name="T37" style:family="text">
      <style:text-properties officeooo:rsid="0033dfa0"/>
    </style:style>
    <style:style style:name="T38" style:family="text">
      <style:text-properties officeooo:rsid="0035af47"/>
    </style:style>
    <style:style style:name="T39" style:family="text">
      <style:text-properties officeooo:rsid="0035ba24"/>
    </style:style>
    <style:style style:name="T40" style:family="text">
      <style:text-properties officeooo:rsid="0035c873"/>
    </style:style>
    <style:style style:name="T41" style:family="text">
      <style:text-properties officeooo:rsid="0036e0ea"/>
    </style:style>
    <style:style style:name="T42" style:family="text">
      <style:text-properties officeooo:rsid="00374e2e"/>
    </style:style>
    <style:style style:name="T43" style:family="text">
      <style:text-properties officeooo:rsid="0037cd8f"/>
    </style:style>
    <style:style style:name="T44" style:family="text">
      <style:text-properties officeooo:rsid="003922d3"/>
    </style:style>
    <style:style style:name="T45" style:family="text">
      <style:text-properties officeooo:rsid="003b1b6b"/>
    </style:style>
    <style:style style:name="T46" style:family="text">
      <style:text-properties officeooo:rsid="003b4ba7"/>
    </style:style>
    <style:style style:name="T47" style:family="text">
      <style:text-properties officeooo:rsid="003b8712"/>
    </style:style>
    <style:style style:name="T48" style:family="text">
      <style:text-properties officeooo:rsid="003de8e2"/>
    </style:style>
    <style:style style:name="T49" style:family="text">
      <style:text-properties officeooo:rsid="003df2b2"/>
    </style:style>
    <style:style style:name="T50" style:family="text">
      <style:text-properties officeooo:rsid="003f8a95"/>
    </style:style>
    <style:style style:name="T51" style:family="text">
      <style:text-properties officeooo:rsid="0040c911"/>
    </style:style>
    <style:style style:name="T52" style:family="text">
      <style:text-properties officeooo:rsid="00412404"/>
    </style:style>
    <style:style style:name="T53" style:family="text">
      <style:text-properties officeooo:rsid="0042e54f"/>
    </style:style>
    <style:style style:name="T54" style:family="text">
      <style:text-properties officeooo:rsid="00439b91"/>
    </style:style>
    <style:style style:name="T55" style:family="text">
      <style:text-properties officeooo:rsid="00439c5b"/>
    </style:style>
    <style:style style:name="T56" style:family="text">
      <style:text-properties officeooo:rsid="00453caa"/>
    </style:style>
    <style:style style:name="T57" style:family="text">
      <style:text-properties officeooo:rsid="004e5ed2"/>
    </style:style>
    <style:style style:name="T58" style:family="text">
      <style:text-properties officeooo:rsid="004eef53"/>
    </style:style>
    <style:style style:name="T59" style:family="text">
      <style:text-properties officeooo:rsid="0052a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9">Quand j’ai pris connaissance du thème de l’année, j’ai immédiatement pensé à la vie politique et ses transformations constantes. </text:span>L’<text:span text:style-name="T28">union</text:span> européen<text:span text:style-name="T28">ne, </text:span><text:span text:style-name="T59">en particulier, </text:span>est un <text:span text:style-name="T28">groupe</text:span> <text:span text:style-name="T28">en constante expansion </text:span>dont toutes les décisions ont énormément d’influence. <text:span text:style-name="T28">Parmi ses différentes institutions, le Conseil européen est celle responsable des choix les plus importants. </text:span>Il est donc nécessaire que ces décisions soient prises de manière équitable, <text:span text:style-name="T28">et que cette équité ne soit pas affectée par l’intégration d’un ou plusieurs pays au sein de l’Union Européenne.</text:span> Or, ce n’est aujourd’hui pas le cas. Notre objectif va être de définir et modéliser ce que nous entendons par « équitable » et de proposer le système de vote qui répond mathématiquement à ces modèles.</text:p>
      <text:p text:style-name="P2"/>
      <text:p text:style-name="P3">Pour commencer, le Conseil de l’Union Européenne est l’organe responsable des lois budgétaires ainsi que celui que l’on consulte pour décider si un pays est autorisé à rejoindre l’Union Européenne. <text:span text:style-name="T29">Il est composé d’un représentant de chaque état membre, qui possède plus ou moins de voix. Une décision est prise lorsqu’elle dépasse un certain quota.</text:span></text:p>
      <text:p text:style-name="P2"/>
      <text:p text:style-name="P2">Tout d’abord, nous poserons les fondements de notre travail en nous appuyant sur la théorie des jeux et la théorie des indices de pouvoir. <text:s/><text:span text:style-name="T1">Ensuite, nous appliquerons cette théorie au</text:span><text:span text:style-name="T29">x différents</text:span><text:span text:style-name="T1"> système</text:span><text:span text:style-name="T29">s</text:span><text:span text:style-name="T1"> de vote du </text:span><text:span text:style-name="T29">Conseil de l’Union Européenne</text:span><text:span text:style-name="T1"> pour en démontrer les inégalités. Enfin, nous vous présenterons ce qui serait selon nous le meilleur système de vote que le conseil de l’UE pourrait adopter.</text:span></text:p>
      <text:p text:style-name="P2"/>
      <text:p text:style-name="P4">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text:s/></text:span><text:span text:style-name="T34">Posons </text:span><text:span text:style-name="T35">également par souci d’utilité</text:span><text:span text:style-name="T34"> </text:span><text:span text:style-name="T49">W la somme totale des poids et </text:span><text:span text:style-name="T34">qf le quota relatif, </text:span><text:span text:style-name="T48">tel que q = la partie entière supérieure de qf * W</text:span><text:span text:style-name="T34">.</text:span><text:span text:style-name="T2"> Une coalition est un sous-ensemble non vide de V. Une coalition est dite gagnante si la somme des poids des membres de la coalition est supérieure au quota. Elle est dite perdante sinon. Notons G l’ensemble des coalitions gagnantes. Le joueur i est dit décisif pour la coalition gagnante S si S</text:span><text:span text:style-name="T57">\</text:span><text:span text:style-name="T2">{i] n’appartient plus à G, </text:span><text:span text:style-name="T34">c’est-à-dire si enlever i fait passer la coalition de gagnante à perdante</text:span><text:span text:style-name="T2">. </text:span><text:span text:style-name="T35">On définit ensuite</text:span><text:span text:style-name="T2"> d_</text:span><text:span text:style-name="T35">i, la décidabilité du joueur i, par le nombre de</text:span><text:span text:style-name="T2"> coalitions pour lequel le joueur i est décisif. <text:s text:c="2"/>(cf </text:span><text:span text:style-name="T6">La mesure du pouvoir de vote</text:span><text:span text:style-name="T2">)</text:span></text:p>
      <text:p text:style-name="P4"/>
      <text:p text:style-name="P5"><text:span text:style-name="T35">O</text:span>n aurait tort d’<text:span text:style-name="T30">adhérer à l’idée reçue selon laquelle le pouvoir d’un pays, c’est-à-dire sa capacité à influencer les décisions, est proportionnelle à son nombre de voix. Prenons l’exemple du système de vote en place en 1958, à sa création. I</text:span><text:span text:style-name="T31">l fonctionnait sur un système de votes pondérés, où chaque État était classé soit comme un « grand » État, et avait 4 voix, soit comme un « petit » État, avec 2 voix. </text:span><text:span text:style-name="T57">Le Luxembourg, quant à lui, n’avait qu’une seule voix</text:span><text:span text:style-name="T31"> Il fallait obtenir 12 voix sur 17. </text:span><text:span text:style-name="T32">Cependant, en regardant la distribution des voix de plus près, on se rend compte que l</text:span><text:span text:style-name="T33">e Luxembourg n’a absolument aucune influence sur les décisions, étant le seul pays avec une voix. Il a donc un pouvoir nul, alors que son nombre de voix n’est pas nul. Cela montre que le pouvoir n’est pas proportionnel au poids.</text:span></text:p>
      <text:p text:style-name="P6"/>
      <text:p text:style-name="P6">Il faut donc plutôt s’intéresser aux coalitions décisives pour un joueur. C’est ce que développe la théorie des indices de pouvoir. Il en existe une dizaine, mais nous allons nous intéresser à l’un d’eux, l’indice de Banzhaf, qui nous semble être le plus pertinent, <text:span text:style-name="T35">car le plus intuitif.</text:span> Il est défini comme ceci : <text:span text:style-name="T3">le nombre de coalitions pour lesquelles le joueur i est décisif, divisé par l</text:span><text:span text:style-name="T57">a somme des décidabilités</text:span><text:span text:style-name="T3">. On appelle cet indice l’indice de Banzhaf normalisé, car il en existe un autre : l’indice de Banzhaf </text:span><text:span text:style-name="T35">absolu</text:span><text:span text:style-name="T3">, dans lequel on remplace le dénominateur par 2 puissance N-1, </text:span><text:span text:style-name="T35">c’est-</text:span><text:span text:style-name="T36">à-dire le nombre de coalitions contenant le joueur i.</text:span><text:span text:style-name="T3"> Cette version repose sur des arguments probabilistes, </text:span><text:span text:style-name="T36">fondés sur l’idée que chaque coalition possède la même probabilité de se former,</text:span><text:span text:style-name="T3"> et </text:span><text:span text:style-name="T36">elle</text:span><text:span text:style-name="T3"> est la plus </text:span><text:soft-page-break/><text:span text:style-name="T3">couramment utilisée. </text:span><text:span text:style-name="T36">Dans la suite, sans précision, on désignera par « indice de Banzhaf » l’indice de Banzhaf normalisé.</text:span></text:p>
      <text:p text:style-name="P6"/>
      <text:p text:style-name="P7">Nous avons d’abord créé un algorithme naïf, en utilisant la définition formelle de l’indice de Banzhaf. Cependant, <text:span text:style-name="T37">la complexité de cet algorithme était O(N*2^N). En effet, on parcourt l’ensemble des parties de l’intervalle 1 N, et ce N fois puisqu’on le fait pour chaque joueur. C</text:span>et algorithme devenait inutilisable en pratique pour une Europe avec plus de 17 membres : les temps de réponse étaient beaucoup trop longs. Nous avons donc dû chercher une autre méthode, et avons découvert un algorithme <text:span text:style-name="T37">appelé l’algorithme de Brams-Affuso. Nous n’avons pas trouvé la preuve, et l’avons donc faite nous-mêmes. Notons cik le nombre de coalitions n’incluant pas i et de poids total k. </text:span><text:span text:style-name="T38">On peut remarquer que dire que i est décisif pour une coalition C revient à dire que la somme des wj pour j appartenant à C est supérieure au quota q et dont la somme des wj pour j appartenant à C privé de i est strictement inférieure à q. De là, cela équivaut à dire que la somme des wj pour j appartenant à C privé de i est comprise entre q-wi est q-1. Donc la décidabilité du joueur i d_i est égale à la somme pour k allant de q-wi à q-1 des cik. Voici l’égalité des polynômes de Brams Affuso. On peut d’emblée remarquer que les degrés des 2 polynômes sont égaux. </text:span><text:span text:style-name="T39">En dévoppant le polynôme de gauche, on se rend compte que le coefficient devant X^k est le nombre de façons d’obtenir k en sommant les wj pour j appartenant à V privé de i : on retrouve donc la définition de cik. </text:span><text:span text:style-name="T40">Pour ce qui est de la complexité, le produit de 2 polynômes se fait en O du produit de leur degré. Or le degré de chaque polynôme calculé est toujours inférieur à W, la somme des poids. Le produit total se fait donc en O(W²). Comme on le calcule pour chaque votant, la complexité de cet algorithme est O(N*W²). C’est beaucoup plus rapide et utilisable en pratique pour faire les calculs. </text:span></text:p>
      <text:p text:style-name="P6"/>
      <text:p text:style-name="P6"/>
      <text:p text:style-name="P8"><text:span text:style-name="T41">Maintenant que nous avons établi les bases théoriques du calcul des indices de pouvoir, appliquons-les pour étudier la répartition du pouvoir au sein du conseil de l’UE. Comme nous l’avons vu, le système de vote était à l’origine</text:span> <text:span text:style-name="T41">une majorité qualifiée à 12 voix sur 17. Avec le temps, et l’intégration de nouveaux pays, on a gardé à peu près le même système : on a simplement créé une catégorie supplémentaire d’« états moyens ». </text:span><text:span text:style-name="T42">Le quota de voix nécessaire pour faire passer une proposition est resté autour de 70%. Vous pouvez voir ci-contre les indices de pouvoirs de chaque pays, que nous avons calculés en utilisant l’algorithme précédemment introduit. Vous pouvez remarquer que les petits pays ont </text:span><text:span text:style-name="T57">un </text:span><text:span text:style-name="T42">rapport de leur pouvoir poids plus grand que les petits pays. Nous l’avons mis en évidence sur ce graphique : il représente l’écart entre le pouvoir et l</text:span><text:span text:style-name="T57">e poids, c’est à dire la différence de l’indice de Banzhaf normalisé et du pois divisé par le poids total, sur le poids divisé par le poids total</text:span><text:span text:style-name="T42">. </text:span><text:span text:style-name="T43">Nous pouvons par ailleurs vérifier notre observation préalable sur le Luxembourg : il a bien un </text:span><text:span text:style-name="T44">pouvoir nul. En 1995, c</text:span><text:span text:style-name="T42">omme vous pouvez le voir, </text:span><text:span text:style-name="T43">ce système avantage de manière non négligeable les petits pays : ils sont sur-représentés.</text:span> <text:span text:style-name="T44">Voilà pourquoi ce système était faillible d’un point de vue de pouvoir :</text:span> l’Europe prévoyait à l’époque de s’élargir <text:span text:style-name="T44">de l’UE 15 à l’UE 27, en intégrant</text:span> <text:span text:style-name="T44">en grande majorité des</text:span> petits pays. <text:span text:style-name="T45">Le problème étant que plus </text:span><text:span text:style-name="T57">il y a d</text:span><text:span text:style-name="T45">e petits pays, ayant beaucoup de pouvoirs pour peu d’habitants, plus le pourcentage de la population ayant besoin d’être en accord avec une proposition pour qu’elle soit adoptée diminue. En effet, en calculant les rapports du nombre de voix sur la population, on remarque que pour l’UE-6 : le pourcentage de population minimal était </text:span><text:span text:style-name="T46">64 %, avec une coalition contenant tous les pays sauf l’Allemagne et le Luxembourg, alors que pour l’UE-15, on peut passer une proposition avec seulement 58 % de la population européenne dans une coalition contenant tous les Etats membres, sauf l’Allemagne, les Pays-Bas et le Royaume-Uni. </text:span>Si cela continuait sur cette lancée, l<text:span text:style-name="T46">a population </text:span><text:span text:style-name="T47">minimale pour atteindre la majorité qualifiée pourrait passer en dessous des 50 %, ce qui irait à l’encontre totale du principe démocratique</text:span></text:p>
      <text:p text:style-name="P9"/>
      <text:p text:style-name="P10"><text:s/>L’UE a donc décidé de changer de système. Elle a <text:span text:style-name="T50">signé</text:span> le traité de Nice, <text:s/><text:span text:style-name="T50">en 2001, </text:span><text:span text:style-name="T4">qui repondère le système en faveur des grands États, compensant ainsi l’élargissement de l’UE. </text:span><text:span text:style-name="T51">De plus, deux </text:span><text:soft-page-break/><text:span text:style-name="T51">conditions supplémentaires ont été ajoutées : une condition sur le nombre de pays (55%) et une condition sur le pourcentage de la population (62%) pour résoudre les problèmes du système précédent. Voici les nouveaux poids. Cependant, on peut montrer que les 2 nouvelles conditions ont en réalité une influence quasi-nulle sur le pouvoir des pays. </text:span><text:span text:style-name="T52">En effet, dès qu’on atteint 255 voix, le seuil défini, on a automatiquement 14 pays et 62 % de la population en faveur de la proposition (il suffit d’additionner les poids les plus grands) </text:span><text:span text:style-name="T58">dans la majorité des cas</text:span><text:span text:style-name="T52">. Il n’existe que 16 coalitions gagnantes contenant moins de 14 états, sur près de 3 millions de coalitions gagnantes. De même, en s’intéressant au rapport entre poids et population, on peut dénombrer exactement 7 coalitions gagnantes ne vérifiant pas le critère de populations, sur 3 millions de coalitions gagnantes encore une fois. La première condition implique presque toujours les 2 autres : ainsi, ces critères peuvent être considérés comme fictifs pour nos calculs d’indices de pouvoir et n’ont pour seule conséquence réelle une complexification inutile de la procédure. </text:span><text:span text:style-name="T53">Un autre gros problème de ce système est que</text:span><text:span text:style-name="T50"> les nouveaux poids de chaque pays ont été établis en fonction de négociations, et non par des raisonnements logiques. </text:span><text:span text:style-name="T53">Voici les indices de Banzhaf de chaque pays. Comme précédemment, comparons-les à leur poids. C</text:span><text:span text:style-name="T4">omme on peut le voir sur ce graphique, </text:span><text:span text:style-name="T53">les poids des pays sont toujours peu représentatifs de leur influence réelle. </text:span><text:span text:style-name="T54">Les pays avec beaucoup de voix sont toujours désavantagés en terme de pouvoirs par rapport aux pays avec peu de poids. </text:span><text:span text:style-name="T55">En particulier, </text:span><text:span text:style-name="T4">ce traité désavantage grandement l’Allemagne par rapport aux autres États (cf </text:span><text:span text:style-name="T5">La réforme du conseil de l’union européenne à partir de la théorie des jeux</text:span><text:span text:style-name="T4">), </text:span><text:span text:style-name="T55">car en plus d’avoir moins de pouvoir que ce à quoi elle s’attendait, elle possède le même nombre de voix que l’Italie alors que sa population lui était supérieure de 30 millions d’habitants</text:span><text:span text:style-name="T4">. </text:span></text:p>
      <text:p text:style-name="P10"/>
      <text:p text:style-name="P10"><text:span text:style-name="T4">Un système, la « </text:span><text:span text:style-name="T56">règle de la Constitution »</text:span><text:span text:style-name="T4">, a été proposé en réaction, </text:span><text:span text:style-name="T56">et évidemment grandement soutenu par l’Allemagne</text:span><text:span text:style-name="T4">. </text:span><text:span text:style-name="T56">C’est le système que nous avons encore aujourd’hui. </text:span><text:span text:style-name="T4">Il </text:span><text:span text:style-name="T56">laisse totalement tomber le principe de vote pondéré, et </text:span><text:span text:style-name="T4">repose sur une double majorité </text:span><text:span text:style-name="T56">de nombre d’états et de population (55 % des états et 65 % de la population). Malheureusement, comme la condition sur le nombre d’états n’est cette fois pas négligable, on ne peut pas utiliser le polynôme de Brams-Affuso pour calculer les indices de Banzhaf, et la méthode brute prend trop de temps pour 27 états comme nous l’avons établi. J’ai donc dû emprunter des graphiques dans des articles. On peut voir que ce nouveau système</text:span><text:span text:style-name="T4"> donne cette fois plus de pouvoir à l’Allemagne, mais les autres pays perdent au change.</text:span></text:p>
      <text:p text:style-name="P11"/>
      <text:p text:style-name="P11"/>
      <text:p text:style-name="P15"><text:span text:style-name="T13">La règle de la constitution a dû sembler une bonne solution à la plupart des chefs d’états</text:span><text:span text:style-name="T9">. </text:span><text:span text:style-name="T13">En effet, les poids sont directement proportionnels à la population. Mais comme nous l’avons vu précédemment, le pouvoir n’est pas nécessairement proportionnel au poids. Notre objectif suivant a été de créer un programme faisant le chemin en sens inverse, c’est-à-dire un programme prenant en entrée des indices de Banzhaf et renvoyant les poids qu’il faut attribuer à chaque joueur. Mon binôme</text:span><text:span text:style-name="T9"> Hugo </text:span><text:span text:style-name="T13">Vangilluwen</text:span><text:span text:style-name="T9"> a</text:span><text:span text:style-name="T12"> </text:span><text:span text:style-name="T9">créé un </text:span><text:span text:style-name="T13">tel programme en utilisant l’algorithme de Leech. </text:span><text:span text:style-name="T14">On commence par prendre p0 égal à la grandeur que l’on souhaite. Ici nous allons prendre la population, mais on pourrait imaginer de nombreux autres critères comme le PIB par exemple. A chaque itération, on ajoute la différence entre la quantité désirée et l’indice de Banzhaf absolu actuel, multiplié par un paramètre lambda, dont l’expression a été trouvée de manière purement expérimentale. (A noter que le programme ne fonctionne pas si tous les poids en entrée sont égaux) </text:span><text:span text:style-name="T12">Nous pensions </text:span><text:span text:style-name="T14">le problème résolu : en effet, on pouvait à présent donner à chaque pays un pouvoir proportionnel à sa population</text:span><text:span text:style-name="T12">.</text:span><text:span text:style-name="T9"> Mais cela n’</text:span><text:span text:style-name="T14">était</text:span><text:span text:style-name="T9"> selon nous pas satisfaisant. Nous </text:span><text:span text:style-name="T14">avons réalisé</text:span><text:span text:style-name="T9"> que le système qui serait le plus « </text:span><text:span text:style-name="T14">équitable</text:span><text:span text:style-name="T9"> » </text:span><text:span text:style-name="T14">serait un système donnant</text:span><text:span text:style-name="T9"> un pouvoir égal à chaque citoyen de l’UE. Le principal problème est donc que nous avons un système en 2 étapes : les citoyens élisent leurs élus puis les élus votent à l’assemblée, c’est donc plus complexe.</text:span></text:p>
      <text:p text:style-name="P12"/>
      <text:p text:style-name="P15"><text:span text:style-name="T15">C</text:span><text:span text:style-name="T10">onsidérons une réunion d’ensembles de votants disjoints et un jeu </text:span><text:span text:style-name="T19">égalitaire</text:span><text:span text:style-name="T10">. Dans chaque ensemble, considérons que chacun des </text:span><text:span text:style-name="T19">N</text:span><text:span text:style-name="T10"> votants possède un poids égal à 1, et que le quota est de </text:span><text:soft-page-break/><text:span text:style-name="T10">partie entière supérieure de </text:span><text:span text:style-name="T17">N</text:span><text:span text:style-name="T10">/2, </text:span><text:span text:style-name="T18">c’est-à-dire un quota relatif de 1/2</text:span><text:span text:style-name="T10">. Alors un votant i est décisif pour une coalition S si et seulement si i appartient à S et le cardinal de S est q. Donc bi(v) = <text:s/>q-1 parmi n-1, </text:span><text:span text:style-name="T17">donc partie entière de N/2 parmi N-1</text:span><text:span text:style-name="T10"> En utilisant l’équivalent fourni par la formule de Stirling, on trouve que bi(v) est équivalent </text:span><text:span text:style-name="T16">quand N tend vers l’infini</text:span><text:span text:style-name="T10"> à </text:span><text:span text:style-name="T19">2 * racine de 2/pi * 1 sur racine de N</text:span><text:span text:style-name="T10">.</text:span><text:span text:style-name="T11"> </text:span><text:span text:style-name="T19">L’ensemble de la population de l’union européenne peut donc être représentée comme une réunion d’ensembles de votants disjoints et indépendants où chaque pays est un jeu égalitaire. </text:span><text:span text:style-name="T11">A partir de cet équivalent, Felsenthal et Machover ont montré que les indices de pouvoir des citoyens étaient tous les mêmes si les indices de pouvoir de </text:span><text:span text:style-name="T19">chaque pays</text:span><text:span text:style-name="T11"> étaient proportionnels à la racine carrée de </text:span><text:span text:style-name="T19">leurs</text:span><text:span text:style-name="T11"> populations, </text:span><text:span text:style-name="T24">ils ont appelé cette règle la première loi de Penrose</text:span><text:span text:style-name="T11">(cf </text:span><text:span text:style-name="T7">The distribution of power in the European constitution</text:span><text:span text:style-name="T11">).</text:span></text:p>
      <text:p text:style-name="P13"/>
      <text:p text:style-name="P16"><text:span text:style-name="T9">Mais comment trouver les poids à affilier aux pays en pratique ? </text:span><text:span text:style-name="T20">Nous avons cherché à </text:span><text:span text:style-name="T19">minimiser l’écart entre la </text:span><text:span text:style-name="T20">proportion de la population du pays et son indice de Banzhaf au sein du conseil européen, que nous allons appeler sigma. Peu importe les valeurs que l’on prend, l’écart est minimal pour un quota relatif </text:span><text:span text:style-name="T25">est</text:span><text:span text:style-name="T20"> toujours compris</text:span><text:span text:style-name="T9"> </text:span><text:span text:style-name="T20">entre 61 % et 62 %.</text:span><text:span text:style-name="T9"> </text:span><text:span text:style-name="T20">P</text:span><text:span text:style-name="T24">renons 62 % pour simplifier. Pour ce quota relatif, les poids et les indices de pouvoir sont similaires. C’est pourquoi les mathématiciens </text:span><text:span text:style-name="T9">Slomczynski et Zyckowski </text:span><text:span text:style-name="T24">ont proposé un système de vote appelé Penrose 62, qui consiste à affilier à chaque pays un poids proportionnel à la racine carrée de sa population, et mettre un quota relatif de 62 %. <text:s/>De cette façon, les indices de pouvoir sont eux aussi proportionnels aux racines carrées des populations et donc tous les citoyens de l’Union Européenne ont le même pouvoir. </text:span><text:span text:style-name="T9">Nous l’avons nous-même vérifié expérimentalement.</text:span><text:span text:style-name="T21"> </text:span><text:span text:style-name="T12">De plus, même au niveau des écarts entre les indices de pouvoir des différents pays </text:span><text:span text:style-name="T24">et leur population</text:span><text:span text:style-name="T12">, ils ne sont pas trop différents. </text:span></text:p>
      <text:p text:style-name="P16"><text:span text:style-name="T12"/></text:p>
      <text:p text:style-name="P17"><text:span text:style-name="T12">A</text:span><text:span text:style-name="T9">ppliquons Penrose 62 à un cas concret. Voici la liste des pays candidats à l’UE. Envisageons qu’ils fassent tous partie de l’UE. En recalculant le minimum, on obtient cette fois ci un quota relatif de 0,60, ce qui est une amélioration par rapport au 62 proposé par Slomczynski et Zyckowski. Voici les </text:span><text:span text:style-name="T27">poids</text:span><text:span text:style-name="T9"> calculés en utilisant Penrose 62. </text:span><text:span text:style-name="T27">La répartition des voix en fonction des pays ressemble donc à ça. On voit que la Turquie et l’Allemagne possèdent le plus de voix, ayant les plus grandes populations. Et e</text:span><text:span text:style-name="T9">ncore une fois, on voit que l’écart entre le pouvoir et la population est très faible</text:span></text:p>
      <text:p text:style-name="P14"/>
      <text:p text:style-name="P16"><text:span text:style-name="T24">En conclusion, c</text:span><text:span text:style-name="T9">’est selon nous le meilleur système de vote envisageable pour le conseil du parlement européen </text:span><text:span text:style-name="T22">(cf </text:span><text:span text:style-name="T8">Voting in the EU council – A scientific approach</text:span><text:span text:style-name="T22">). </text:span><text:span text:style-name="T23">Cependant, bien qu’il favorise l’équité, il serait difficile de le mettre en application, les pays qui perdraient du pouvoir s’y opposeraient. On peut aussi se demander si l’équité parfaite est plus souhaitable qu’une variation de pouvoir basée sur des critères démographiques plus complexes. </text:span><text:span text:style-name="T24">Finalement, mon binôme Hugo, qui a lui préféré étudié le pouvoir au sein du parlement européen, plutôt que celui du conseil européen, a développé un système de coalition réalistes. Pour faire simple, en pratique, toutes les coalitions ne peuvent pas forcément se réaliser. Les dé</text:span><text:span text:style-name="T27">p</text:span><text:span text:style-name="T24">utés se placent en effet sur un spectre gauche-droite, et il est peu vraisemblable qu’une coalition contenant des partis de gauche, de droite, mais pas du centre soit réalisée. Il a donc mis une relation d’ordre sur les coalitions, en ne prenant en compte que les coalitions convexes. Je ne me suis pas concentré dessus, car il n’y a pas différents partis au conseil européen, mais on pourrait essayer de l’appliquer en plaçant chaque pays sur le spectre politique en regardant l’orientation actuelle du gouvernement de chaque pays. </text:span><text:span text:style-name="T26">Merci de m’avoir écouté.</text:span></text:p>
      <text:p text:style-name="P1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0T10:56:06.583000000</meta:creation-date>
    <dc:date>2025-05-15T21:40:51.472000000</dc:date>
    <meta:editing-duration>PT13H8M57S</meta:editing-duration>
    <meta:editing-cycles>18</meta:editing-cycles>
    <meta:generator>LibreOffice/7.1.0.3$Windows_X86_64 LibreOffice_project/f6099ecf3d29644b5008cc8f48f42f4a40986e4c</meta:generator>
    <meta:document-statistic meta:table-count="0" meta:image-count="0" meta:object-count="0" meta:page-count="4" meta:paragraph-count="15" meta:word-count="2935" meta:character-count="17230" meta:non-whitespace-character-count="14302"/>
  </office:meta>
</office:document-meta>
</file>